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3c5e1" officeooo:paragraph-rsid="0003c5e1" style:font-size-asian="14pt" style:font-size-complex="14pt"/>
    </style:style>
    <style:style style:name="P2" style:family="paragraph" style:parent-style-name="Standard">
      <style:text-properties fo:font-size="14pt" officeooo:rsid="000732e2" officeooo:paragraph-rsid="000732e2" style:font-size-asian="14pt" style:font-size-complex="14pt"/>
    </style:style>
    <style:style style:name="P3" style:family="paragraph" style:parent-style-name="Standard">
      <style:text-properties fo:font-size="14pt" officeooo:rsid="00180303" officeooo:paragraph-rsid="00180303" style:font-size-asian="14pt" style:font-size-complex="14pt"/>
    </style:style>
    <style:style style:name="P4" style:family="paragraph" style:parent-style-name="Standard" style:list-style-name="L1">
      <style:text-properties officeooo:paragraph-rsid="000f813e"/>
    </style:style>
    <style:style style:name="P5" style:family="paragraph" style:parent-style-name="Standard" style:list-style-name="L1">
      <style:text-properties officeooo:paragraph-rsid="00145b60"/>
    </style:style>
    <style:style style:name="P6" style:family="paragraph" style:parent-style-name="Standard" style:list-style-name="L1">
      <style:text-properties officeooo:paragraph-rsid="001a3b7c"/>
    </style:style>
    <style:style style:name="P7" style:family="paragraph" style:parent-style-name="Standard" style:list-style-name="L1">
      <style:text-properties fo:font-size="14pt" officeooo:rsid="000732e2" officeooo:paragraph-rsid="000732e2" style:font-size-asian="14pt" style:font-size-complex="14pt"/>
    </style:style>
    <style:style style:name="P8" style:family="paragraph" style:parent-style-name="Standard" style:list-style-name="L1">
      <style:text-properties fo:font-size="14pt" officeooo:rsid="0008d8b1" officeooo:paragraph-rsid="0008d8b1" style:font-size-asian="14pt" style:font-size-complex="14pt"/>
    </style:style>
    <style:style style:name="P9" style:family="paragraph" style:parent-style-name="Standard" style:list-style-name="L1">
      <style:text-properties fo:font-size="14pt" officeooo:rsid="0008d8b1" officeooo:paragraph-rsid="001c904b" style:font-size-asian="14pt" style:font-size-complex="14pt"/>
    </style:style>
    <style:style style:name="P10" style:family="paragraph" style:parent-style-name="Standard" style:list-style-name="L1">
      <style:text-properties fo:font-size="14pt" officeooo:rsid="0009f679" officeooo:paragraph-rsid="0009f679" style:font-size-asian="14pt" style:font-size-complex="14pt"/>
    </style:style>
    <style:style style:name="P11" style:family="paragraph" style:parent-style-name="Standard" style:list-style-name="L1">
      <style:text-properties fo:font-size="14pt" officeooo:rsid="0009f679" officeooo:paragraph-rsid="001f5f28" style:font-size-asian="14pt" style:font-size-complex="14pt"/>
    </style:style>
    <style:style style:name="P12" style:family="paragraph" style:parent-style-name="Standard" style:list-style-name="L1">
      <style:text-properties fo:font-size="14pt" officeooo:rsid="000c855b" officeooo:paragraph-rsid="000c855b" style:font-size-asian="14pt" style:font-size-complex="14pt"/>
    </style:style>
    <style:style style:name="P13" style:family="paragraph" style:parent-style-name="Standard" style:list-style-name="L1">
      <style:text-properties fo:font-size="14pt" officeooo:rsid="000d7bc7" officeooo:paragraph-rsid="000d7bc7" style:font-size-asian="14pt" style:font-size-complex="14pt"/>
    </style:style>
    <style:style style:name="P14" style:family="paragraph" style:parent-style-name="Standard" style:list-style-name="L1">
      <style:text-properties fo:font-size="14pt" officeooo:rsid="000d7bc7" officeooo:paragraph-rsid="000e5165" style:font-size-asian="14pt" style:font-size-complex="14pt"/>
    </style:style>
    <style:style style:name="P15" style:family="paragraph" style:parent-style-name="Standard" style:list-style-name="L1">
      <style:text-properties fo:font-size="14pt" officeooo:rsid="000d7bc7" officeooo:paragraph-rsid="001f5f28" style:font-size-asian="14pt" style:font-size-complex="14pt"/>
    </style:style>
    <style:style style:name="P16" style:family="paragraph" style:parent-style-name="Standard" style:list-style-name="L1">
      <style:text-properties fo:font-size="14pt" officeooo:rsid="00159532" officeooo:paragraph-rsid="00159532" style:font-size-asian="14pt" style:font-size-complex="14pt"/>
    </style:style>
    <style:style style:name="P17" style:family="paragraph" style:parent-style-name="Standard" style:list-style-name="L1">
      <style:text-properties fo:font-size="14pt" officeooo:rsid="00159532" officeooo:paragraph-rsid="001f5f28" style:font-size-asian="14pt" style:font-size-complex="14pt"/>
    </style:style>
    <style:style style:name="P18" style:family="paragraph" style:parent-style-name="Standard" style:list-style-name="L1">
      <style:text-properties fo:font-size="14pt" officeooo:rsid="000e5165" officeooo:paragraph-rsid="000e5165" style:font-size-asian="14pt" style:font-size-complex="14pt"/>
    </style:style>
    <style:style style:name="P19" style:family="paragraph" style:parent-style-name="Standard" style:list-style-name="L1">
      <style:text-properties fo:font-size="14pt" officeooo:rsid="000f813e" officeooo:paragraph-rsid="000f813e" style:font-size-asian="14pt" style:font-size-complex="14pt"/>
    </style:style>
    <style:style style:name="P20" style:family="paragraph" style:parent-style-name="Standard" style:list-style-name="L1">
      <style:text-properties fo:font-size="14pt" officeooo:rsid="0012a0e4" officeooo:paragraph-rsid="0012a0e4" style:font-size-asian="14pt" style:font-size-complex="14pt"/>
    </style:style>
    <style:style style:name="P21" style:family="paragraph" style:parent-style-name="Standard" style:list-style-name="L1">
      <style:text-properties fo:font-size="14pt" officeooo:rsid="0012a0e4" officeooo:paragraph-rsid="001e75d0" style:font-size-asian="14pt" style:font-size-complex="14pt"/>
    </style:style>
    <style:style style:name="P22" style:family="paragraph" style:parent-style-name="Standard" style:list-style-name="L1">
      <style:text-properties fo:font-size="14pt" officeooo:rsid="00145b60" officeooo:paragraph-rsid="00145b60" style:font-size-asian="14pt" style:font-size-complex="14pt"/>
    </style:style>
    <style:style style:name="P23" style:family="paragraph" style:parent-style-name="Standard" style:list-style-name="L1">
      <style:text-properties fo:font-size="14pt" officeooo:rsid="0017b106" officeooo:paragraph-rsid="0017b106" style:font-size-asian="14pt" style:font-size-complex="14pt"/>
    </style:style>
    <style:style style:name="P24" style:family="paragraph" style:parent-style-name="Standard" style:list-style-name="L1">
      <style:text-properties fo:font-size="14pt" officeooo:rsid="00180303" officeooo:paragraph-rsid="00180303" style:font-size-asian="14pt" style:font-size-complex="14pt"/>
    </style:style>
    <style:style style:name="P25" style:family="paragraph" style:parent-style-name="Standard" style:list-style-name="L1">
      <style:text-properties fo:font-size="14pt" officeooo:rsid="0016f73a" officeooo:paragraph-rsid="0016f73a" style:font-size-asian="14pt" style:font-size-complex="14pt"/>
    </style:style>
    <style:style style:name="P26" style:family="paragraph" style:parent-style-name="Standard" style:list-style-name="L1">
      <style:text-properties fo:font-size="14pt" officeooo:rsid="001a3b7c" officeooo:paragraph-rsid="001a3b7c" style:font-size-asian="14pt" style:font-size-complex="14pt"/>
    </style:style>
    <style:style style:name="P27" style:family="paragraph" style:parent-style-name="Standard" style:list-style-name="L1">
      <style:text-properties fo:font-size="14pt" officeooo:rsid="001a3b7c" officeooo:paragraph-rsid="001f5f28" style:font-size-asian="14pt" style:font-size-complex="14pt"/>
    </style:style>
    <style:style style:name="P28" style:family="paragraph" style:parent-style-name="Standard" style:list-style-name="L1">
      <style:text-properties fo:font-size="14pt" officeooo:rsid="001ba712" officeooo:paragraph-rsid="001ba712" style:font-size-asian="14pt" style:font-size-complex="14pt"/>
    </style:style>
    <style:style style:name="P29" style:family="paragraph" style:parent-style-name="Standard" style:list-style-name="L1">
      <style:text-properties officeooo:rsid="0008d8b1" officeooo:paragraph-rsid="0008d8b1"/>
    </style:style>
    <style:style style:name="P30" style:family="paragraph" style:parent-style-name="Standard" style:list-style-name="L1">
      <style:text-properties officeooo:rsid="0009f679" officeooo:paragraph-rsid="0009f679"/>
    </style:style>
    <style:style style:name="P31" style:family="paragraph" style:parent-style-name="Standard" style:list-style-name="L1">
      <style:text-properties officeooo:rsid="000ac2c0" officeooo:paragraph-rsid="000ac2c0"/>
    </style:style>
    <style:style style:name="P32" style:family="paragraph" style:parent-style-name="Standard" style:list-style-name="L1">
      <style:text-properties officeooo:rsid="00159532" officeooo:paragraph-rsid="00159532"/>
    </style:style>
    <style:style style:name="P33" style:family="paragraph" style:parent-style-name="Standard" style:list-style-name="L1">
      <style:text-properties officeooo:rsid="0012a0e4" officeooo:paragraph-rsid="0012a0e4"/>
    </style:style>
    <style:style style:name="P34" style:family="paragraph" style:parent-style-name="Standard" style:list-style-name="L1">
      <style:text-properties officeooo:rsid="0016f73a" officeooo:paragraph-rsid="0016f73a"/>
    </style:style>
    <style:style style:name="P35" style:family="paragraph" style:parent-style-name="Standard" style:list-style-name="L1">
      <style:text-properties officeooo:rsid="0017b106" officeooo:paragraph-rsid="0017b106"/>
    </style:style>
    <style:style style:name="P36" style:family="paragraph" style:parent-style-name="Standard" style:list-style-name="L1">
      <style:text-properties style:font-name="Liberation Serif" fo:font-size="14pt" officeooo:rsid="00159532" officeooo:paragraph-rsid="00159532" style:font-size-asian="14pt" style:font-size-complex="14pt"/>
    </style:style>
    <style:style style:name="T1" style:family="text">
      <style:text-properties officeooo:rsid="0004e1c9"/>
    </style:style>
    <style:style style:name="T2" style:family="text">
      <style:text-properties fo:font-size="14pt" style:font-size-asian="14pt" style:font-size-complex="14pt"/>
    </style:style>
    <style:style style:name="T3" style:family="text">
      <style:text-properties fo:font-size="14pt" officeooo:rsid="000ac2c0" style:font-size-asian="14pt" style:font-size-complex="14pt"/>
    </style:style>
    <style:style style:name="T4" style:family="text">
      <style:text-properties fo:font-size="14pt" officeooo:rsid="000c855b" style:font-size-asian="14pt" style:font-size-complex="14pt"/>
    </style:style>
    <style:style style:name="T5" style:family="text">
      <style:text-properties fo:font-size="14pt" officeooo:rsid="000e5165" style:font-size-asian="14pt" style:font-size-complex="14pt"/>
    </style:style>
    <style:style style:name="T6" style:family="text">
      <style:text-properties fo:font-size="14pt" officeooo:rsid="000f813e" style:font-size-asian="14pt" style:font-size-complex="14pt"/>
    </style:style>
    <style:style style:name="T7" style:family="text">
      <style:text-properties fo:font-size="14pt" officeooo:rsid="00111f53" style:font-size-asian="14pt" style:font-size-complex="14pt"/>
    </style:style>
    <style:style style:name="T8" style:family="text">
      <style:text-properties fo:font-size="14pt" officeooo:rsid="0012a0e4" style:font-size-asian="14pt" style:font-size-complex="14pt"/>
    </style:style>
    <style:style style:name="T9" style:family="text">
      <style:text-properties fo:font-size="14pt" officeooo:rsid="00145b60" style:font-size-asian="14pt" style:font-size-complex="14pt"/>
    </style:style>
    <style:style style:name="T10" style:family="text">
      <style:text-properties fo:font-size="14pt" officeooo:rsid="0017b106" style:font-size-asian="14pt" style:font-size-complex="14pt"/>
    </style:style>
    <style:style style:name="T11" style:family="text">
      <style:text-properties fo:font-size="14pt" officeooo:rsid="001a3b7c" style:font-size-asian="14pt" style:font-size-complex="14pt"/>
    </style:style>
    <style:style style:name="T12" style:family="text">
      <style:text-properties fo:font-size="14pt" officeooo:rsid="00209c99" style:font-size-asian="14pt" style:font-size-complex="14pt"/>
    </style:style>
    <style:style style:name="T13" style:family="text">
      <style:text-properties style:text-position="super 58%"/>
    </style:style>
    <style:style style:name="T14" style:family="text">
      <style:text-properties style:text-position="super 58%" fo:font-size="14pt" style:font-size-asian="14pt" style:font-size-complex="14pt"/>
    </style:style>
    <style:style style:name="T15" style:family="text">
      <style:text-properties style:text-position="super 58%" officeooo:rsid="000e5165"/>
    </style:style>
    <style:style style:name="T16" style:family="text">
      <style:text-properties style:text-position="0% 100%"/>
    </style:style>
    <style:style style:name="T17" style:family="text">
      <style:text-properties officeooo:rsid="000de6cc"/>
    </style:style>
    <style:style style:name="T18" style:family="text">
      <style:text-properties officeooo:rsid="000e5165"/>
    </style:style>
    <style:style style:name="T19" style:family="text">
      <style:text-properties officeooo:rsid="0017b106"/>
    </style:style>
    <style:style style:name="T20" style:family="text">
      <style:text-properties officeooo:rsid="00180303"/>
    </style:style>
    <style:style style:name="T21" style:family="text">
      <style:text-properties officeooo:rsid="001a3b7c"/>
    </style:style>
    <style:style style:name="T22" style:family="text">
      <style:text-properties officeooo:rsid="001ba712"/>
    </style:style>
    <style:style style:name="T23" style:family="text">
      <style:text-properties officeooo:rsid="001c904b"/>
    </style:style>
    <style:style style:name="T24" style:family="text">
      <style:text-properties officeooo:rsid="00145b60"/>
    </style:style>
    <style:style style:name="T25" style:family="text">
      <style:text-properties officeooo:rsid="001e75d0"/>
    </style:style>
    <style:style style:name="T26" style:family="text">
      <style:text-properties style:font-name="Arial" fo:font-size="12pt" fo:font-style="normal" fo:font-weight="normal" style:font-size-asian="14pt" style:font-size-complex="14pt"/>
    </style:style>
    <style:style style:name="T2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4pt" style:font-size-complex="14pt"/>
    </style:style>
    <style:style style:name="T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4pt" style:font-size-complex="14pt"/>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résentation des différentes entreprises <text:span text:style-name="T1">(stats selon le secteur d’activité, primaire/secondaire/tertiaire par ex)</text:span></text:p>
      <text:p text:style-name="P1"/>
      <text:p text:style-name="P1"/>
      <text:p text:style-name="P2">Dans un premier temps, je vais vous présenter les entreprises dont nous avons choisi de parler les GAFA<text:span text:style-name="T21">M</text:span> : Google, Amazon, Facebook, Apple, <text:span text:style-name="T21">Microsoft</text:span> ; Tencent Holdings et Alibaba Group</text:p>
      <text:p text:style-name="P2"/>
      <text:list xml:id="list2151396905" text:style-name="L1">
        <text:list-item>
          <text:p text:style-name="P7">Google</text:p>
          <text:list>
            <text:list-item>
              <text:p text:style-name="P29"><text:span text:style-name="T2">Créer le 4 septembre 1998 par Larry Page et Sergey Brin </text:span><text:span text:style-name="T4">à Menlo Park en Californie</text:span></text:p>
            </text:list-item>
            <text:list-item>
              <text:p text:style-name="P9"><text:span text:style-name="T23">C</text:span>omme il l’explique dans les registres du site en 2004 : « Avait au départ pour mission d’organiser l’information à l’échelle mondiale et de la rendre universellement accessible et utile »</text:p>
            </text:list-item>
            <text:list-item>
              <text:p text:style-name="P8">Devenue l’une des premières entreprises mondiales début 2008</text:p>
            </text:list-item>
            <text:list-item>
              <text:p text:style-name="P10">Google est bien plus qu’un moteur de recherche, Google propose de nombreux logiciels et services gratuitement comme Gmail ou Maps par exemple. </text:p>
            </text:list-item>
            <text:list-item>
              <text:p text:style-name="P30"><text:span text:style-name="T2">En 2014, Google atteint la seconde position </text:span><text:span text:style-name="T9">en valorisation</text:span><text:span text:style-name="T2"> au classement Best Global Brands </text:span><text:span text:style-name="T3">d’Interbrand</text:span></text:p>
            </text:list-item>
            <text:list-item>
              <text:p text:style-name="P11"><text:span text:style-name="T3">Avec un effectif de 85 050 personnes au début de 2018, Google fait partie </text:span><text:span text:style-name="T21">des GAFAM</text:span><text:span text:style-name="T3"> avec Amazon, Facebook, et Apple</text:span></text:p>
            </text:list-item>
            <text:list-item>
              <text:p text:style-name="P31"><text:span text:style-name="T3">E</text:span><text:span text:style-name="T2">n 2019, Google est la 3</text:span><text:span text:style-name="T14">e</text:span><text:span text:style-name="T2"> entreprises la plus valorisées au monde avec une </text:span><text:span text:style-name="T5">estimation </text:span><text:span text:style-name="T2">à </text:span><text:span text:style-name="T12">309 000 </text:span><text:span text:style-name="T2">Milliards de $</text:span></text:p>
            </text:list-item>
          </text:list>
          <text:p text:style-name="P30"/>
        </text:list-item>
        <text:list-item>
          <text:p text:style-name="P10"><text:s/>Amazon</text:p>
          <text:list>
            <text:list-item>
              <text:p text:style-name="P31"><text:span text:style-name="T2">Créer le 5 Juillet 1994 </text:span><text:span text:style-name="T4">par Jeff Bezos à Seattle</text:span></text:p>
            </text:list-item>
            <text:list-item>
              <text:p text:style-name="P12">La première activité d’Amazon était la vente à distance de livres, BD, etc. Puis la société s’est diversifié dans la vente de tout autre produits. </text:p>
            </text:list-item>
            <text:list-item>
              <text:p text:style-name="P13">Comme Google, Amazon s’est diversifiée avec Amazon Video, Amazon Music, le rachat de la plateforme de streaming Twitch, etc</text:p>
            </text:list-item>
            <text:list-item>
              <text:p text:style-name="P13">Jeff Bezos est devenu l’homme le plus riche au monde</text:p>
            </text:list-item>
            <text:list-item>
              <text:p text:style-name="P16">En 2017, Amazon est la 4<text:span text:style-name="T13">e</text:span> entreprise la plus valorisée au monde pour la 1<text:span text:style-name="T13">er</text:span> fois</text:p>
            </text:list-item>
            <text:list-item>
              <text:p text:style-name="P15">Avec un effectif de 647 600 au début de 2018, Amazon fait aussi partie d<text:span text:style-name="T21">es GAFAM, c’est d’ailleurs l’entreprise ayant le plus grand effectif parmi les GAFAM</text:span></text:p>
            </text:list-item>
            <text:list-item>
              <text:p text:style-name="P14">En 2019, Amazon est <text:span text:style-name="T18">la 1</text:span><text:span text:style-name="T15">er</text:span><text:span text:style-name="T18"> entreprise la plus valorisée au monde avec une estimation </text:span>à 315 <text:span text:style-name="T17">5</text:span>05 <text:span text:style-name="T17">Milliards de $</text:span></text:p>
            </text:list-item>
          </text:list>
          <text:p text:style-name="P14"/>
        </text:list-item>
        <text:list-item>
          <text:p text:style-name="P18">Facebook</text:p>
          <text:list>
            <text:list-item>
              <text:p text:style-name="P18">Créer le 4 février 2004 à l’université d’Harvard par Mark Zuckerberg, Eduardo Saverin, Andrew McCollum, Dustin Moskovitz et Chris Hughes</text:p>
            </text:list-item>
            <text:list-item>
              <text:p text:style-name="P19">Initialement, The Facebook avait pour but d’être le site regroupant les profils et les photos des élèves d’Harvard. Il s’est ouvert aux autres universités en 2006 et puis au mode entier la même année</text:p>
            </text:list-item>
            <text:list-item>
              <text:p text:style-name="P21"><text:soft-page-break/><text:span text:style-name="T25">Avec 2,1 milliards d’inscrits </text:span>Facebook est le 3<text:span text:style-name="T13">e</text:span> site le plus visité au monde après Google et Youtube</text:p>
            </text:list-item>
            <text:list-item>
              <text:p text:style-name="P4"><text:span text:style-name="T6">Comme les 2 premières entreprises présentées, Facebook </text:span><text:span text:style-name="T7">essaye </text:span><text:span text:style-name="T6">de se diversifié </text:span><text:span text:style-name="T7">avec par exemple Facebook Gaming </text:span><text:span text:style-name="T8">mais l’a beaucoup moins fait que les autres entreprises d</text:span><text:span text:style-name="T11">es GAFAM</text:span></text:p>
            </text:list-item>
            <text:list-item>
              <text:p text:style-name="P32"><text:span text:style-name="T8">E</text:span><text:span text:style-name="T2">n 2017, Facebook est la 5</text:span><text:span text:style-name="T14">e</text:span><text:span text:style-name="T2"> entreprise la plus valorisée du monde pour la 1</text:span><text:span text:style-name="T14">er</text:span><text:span text:style-name="T2"> fois</text:span></text:p>
            </text:list-item>
            <text:list-item>
              <text:p text:style-name="P36"><text:bookmark text:name="docs-internal-guid-3efa5b34-7fff-edd7-8c23-1c075fd4d957"/><text:span text:style-name="T29">Avec un effectif de 23 165 en Septembre 2017, Facebook s’est installé dans les GAFAM en devenant le réseau social le plus utilisé dans le monde</text:span></text:p>
            </text:list-item>
            <text:list-item>
              <text:p text:style-name="P33"><text:span text:style-name="T7">E</text:span><text:span text:style-name="T2">n 2019, Facebook est la 6</text:span><text:span text:style-name="T14">e</text:span><text:span text:style-name="T2"> entreprise la plus valorisée du monde avec une estimation à 158 868 Milliards de $</text:span></text:p>
            </text:list-item>
          </text:list>
          <text:p text:style-name="P20"/>
        </text:list-item>
        <text:list-item>
          <text:p text:style-name="P20">Apple</text:p>
          <text:list>
            <text:list-item>
              <text:p text:style-name="P33"><text:span text:style-name="T2">Créer le 1</text:span><text:span text:style-name="T14">er</text:span><text:span text:style-name="T2"> avril 1976 par Steve Jobs, Steve Wozniak et Ronald Wayne à Cupertino en Californie</text:span></text:p>
            </text:list-item>
            <text:list-item>
              <text:p text:style-name="P5"><text:span text:style-name="T9">Le premier produit d’Apple est l’iMac en 1998</text:span></text:p>
            </text:list-item>
            <text:list-item>
              <text:p text:style-name="P22">En 2014, c’est la première entreprise mondiale en valorisation au Best Global Brands d’Interbrand</text:p>
            </text:list-item>
            <text:list-item>
              <text:p text:style-name="P16">Apple est connue pour avoir démocratisés ses différences innovations : les souris pour les Mac, les smartphones avec l’iPhone, les montres connectées avec les Apple Watch, etc</text:p>
            </text:list-item>
            <text:list-item>
              <text:p text:style-name="P22">En Octobre 2010, Apple devient la 3<text:span text:style-name="T13">e</text:span> entreprise la plus valorisée du monde pour la 1ere fois</text:p>
            </text:list-item>
            <text:list-item>
              <text:p text:style-name="P16"><text:span text:style-name="T19">De </text:span>Mars 2013 <text:span text:style-name="T19">à 2018</text:span>, Apple est l’entreprise la plus valorisée au monde</text:p>
            </text:list-item>
            <text:list-item>
              <text:p text:style-name="P17"><text:span text:style-name="T24">Avec un effectif de 137 000 au début de 2018, Apple est probablement la marque d’informatique la plus connue au monde</text:span></text:p>
            </text:list-item>
            <text:list-item>
              <text:p text:style-name="P23">En 2019, Apple est la 2<text:span text:style-name="T13">e</text:span> entreprise la plus valorisée au monde avec une estimation de 309 527 Milliards de $</text:p>
              <text:p text:style-name="P26"/>
            </text:list-item>
          </text:list>
        </text:list-item>
        <text:list-item>
          <text:p text:style-name="P26">Microsoft :</text:p>
          <text:list>
            <text:list-item>
              <text:p text:style-name="P6"><text:span text:style-name="T11">Créer le 26 Novembre 1976 par Bill Gates et Paul Allen à Albuquerque </text:span></text:p>
            </text:list-item>
            <text:list-item>
              <text:p text:style-name="P26">Le première activité de la société était de démocratiser la vente de l’interpréteur de langage informatique BASIC adapté par les deux créateurs de Microsoft entre autres</text:p>
            </text:list-item>
            <text:list-item>
              <text:p text:style-name="P26">Microsoft est devenue célèbre au grand publique avec <text:span text:style-name="T22">les systèmes d’exploitation Windows, dont le dernier en date Windows 10 est lancé en Juillet 2019</text:span></text:p>
            </text:list-item>
            <text:list-item>
              <text:p text:style-name="P28">Microsoft a aussi développé les suites Microsoft Office, les différentes consoles Xbox, etc</text:p>
            </text:list-item>
            <text:list-item>
              <text:p text:style-name="P28">Depuis 10 ans, Microsoft talonne Apple dans les classements des entreprises les plus valorisées au monde</text:p>
            </text:list-item>
            <text:list-item>
              <text:p text:style-name="P27">Avec un effectif de 131 300 en 2018, Microsoft est le grand rival d’Apple<text:tab/> </text:p>
            </text:list-item>
            <text:list-item>
              <text:p text:style-name="P28">En 2019, Microsoft est la 4<text:span text:style-name="T13">e</text:span> entreprise la plus valorisée au monde avec une estimation de 251,244 Milliards de $</text:p>
            </text:list-item>
          </text:list>
          <text:p text:style-name="P23"/>
        </text:list-item>
        <text:list-item>
          <text:p text:style-name="P23"><text:soft-page-break/>Tencent :</text:p>
          <text:list>
            <text:list-item>
              <text:p text:style-name="P23">Créer en 1998 par Ma Huateng et Zhang Zhidong à Tencent Tower, Shenzhen</text:p>
            </text:list-item>
            <text:list-item>
              <text:p text:style-name="P23">Au départ, Tencent Holdings créer un service de messagerie instantanée nommée Tencent QQ WeChat</text:p>
            </text:list-item>
            <text:list-item>
              <text:p text:style-name="P23">Depuis, Tencent s’est énormément diversifiée avec <text:span text:style-name="T20">QQ Live un service de streaming, ou le rachat de plusieurs entreprises de jeux vidéos comme Riot Games ou Supercell</text:span></text:p>
            </text:list-item>
            <text:list-item>
              <text:p text:style-name="P24">Tencent contrôle pratiquement toutes les utilisations d’internet des chinois</text:p>
            </text:list-item>
            <text:list-item>
              <text:p text:style-name="P24">Avec un effectif de 44 796 en 2018, Tencent Holdings est l’entreprise la plus valorisée en Chine</text:p>
            </text:list-item>
            <text:list-item>
              <text:p text:style-name="P24">En 2019, Tencent est la 8<text:span text:style-name="T13">e</text:span> entreprise la plus valorisée au monde avec une estimation de 130 862 Milliards de $</text:p>
            </text:list-item>
          </text:list>
        </text:list-item>
      </text:list>
      <text:p text:style-name="P3"/>
      <text:list xml:id="list183313601586410" text:continue-numbering="true" text:style-name="L1">
        <text:list-item>
          <text:p text:style-name="P25">Alibaba Group :</text:p>
          <text:list>
            <text:list-item>
              <text:p text:style-name="P25">Créer en 1999 par Jack Ma et Peng Lei à Hangzhou</text:p>
            </text:list-item>
            <text:list-item>
              <text:p text:style-name="P25">Alibaba est un commerce public destiné à faciliter les échanges entre entreprises</text:p>
            </text:list-item>
            <text:list-item>
              <text:p text:style-name="P25">Puis Alibaba Group s’est diversifié avec Alibaba Pictures, Alibaba Cloud ou encore Youku qui est un site d’hébergement de vidéo en Chine</text:p>
            </text:list-item>
            <text:list-item>
              <text:p text:style-name="P34"><text:span text:style-name="T2">Avec un effectif de 101 958 en fin de 2018, Alibaba Group est la 2</text:span><text:span text:style-name="T14">e</text:span><text:span text:style-name="T2"> la plus valorisée en Chine depuis 2016</text:span></text:p>
            </text:list-item>
            <text:list-item>
              <text:p text:style-name="P35"><text:span text:style-name="T10">E</text:span><text:span text:style-name="T2">n 2019, Alibaba est la 7</text:span><text:span text:style-name="T14">e</text:span><text:span text:style-name="T2"> entreprise la plus valorisée du monde, pour la première année devant Tencent, avec une estimation de 131 246 Milliards de $</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0T22:36:55.284890352</meta:creation-date>
    <dc:date>2019-12-16T18:33:11.634624534</dc:date>
    <meta:editing-duration>PT1H48M50S</meta:editing-duration>
    <meta:editing-cycles>13</meta:editing-cycles>
    <meta:generator>LibreOffice/6.3.4.2.0$Linux_X86_64 LibreOffice_project/1e2df71cb6a569bbaaffb70308950743964880ae</meta:generator>
    <meta:document-statistic meta:table-count="0" meta:image-count="0" meta:object-count="0" meta:page-count="3" meta:paragraph-count="61" meta:word-count="995" meta:character-count="5591" meta:non-whitespace-character-count="4705"/>
  </office:meta>
</office:document-meta>
</file>